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utilities<text:line-break/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<text:span text:style-name="T1">Ext</text:span> name-spa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as many useful methods and functions</text:p>
              </text:list-item>
              <text:list-item>
                <text:p>Object oriented features (<text:span text:style-name="T1">Ext.define, Ext.apply,...</text:span>)</text:p>
              </text:list-item>
              <text:list-item>
                <text:p>JSON encoding decoding (<text:span text:style-name="T1">Ext.encode, Ext.decode,...</text:span>)</text:p>
              </text:list-item>
              <text:list-item>
                <text:p>Programming aids (<text:span text:style-name="T1">Ext.each, Ext.clone, …</text:span>).</text:p>
              </text:list-item>
              <text:list-item>
                <text:p>DOM helpers (<text:span text:style-name="T1">Ext.getBody, Ext.getDoc, …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<text:span text:style-name="T1">Ext</text:span> name-spa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gging (<text:span text:style-name="T1">Ext.log</text:span>).</text:p>
              </text:list-item>
              <text:list-item>
                <text:p>Working with widgets (<text:span text:style-name="T1">Ext.create, Ext.widget,...</text:span>)</text:p>
              </text:list-item>
              <text:list-item>
                <text:p>Most of these are shortcuts to other name-spaces and functions but it's nice to have them centralized in one space and most programmers use them directly from the Ext name-spac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<text:span text:style-name="T1">Ext</text:span> name-space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ows you to detect which browser and browser version you are using.</text:p>
              </text:list-item>
              <text:list-item>
                <text:p>Very useful when you do very low level DOM work.</text:p>
              </text:list-item>
              <text:list-item>
                <text:p>Having said that – try to avoid doing very low level DOM work as much as possible as avoiding low level DOM work is exactly why you are using ExtJs to begin with.</text:p>
              </text:list-item>
              <text:list-item>
                <text:p>See example (<text:span text:style-name="T1">browser_detect.html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Ext.i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Enables you to find out on which platform it is that you are running on (client side!).</text:p>
              </text:list-item>
              <text:list-item>
                <text:p>No need to <text:span text:style-name="T1">Ext.require</text:span> anything for it to work.</text:p>
              </text:list-item>
              <text:list-item>
                <text:p>The tests that ExtJs does are tough to replicate correctly since this involved lots of black magic derived from many miserable experience all over the Internet and over a long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Ext.i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This means you better use this package instead of any bits of code you find on line.</text:p>
              </text:list-item>
              <text:list-item>
                <text:p>Better yet: write browser portable code and avoid using this package at all (can be done 99% of the time).</text:p>
              </text:list-item>
              <text:list-item>
                <text:p>So this is a last resort type of package.</text:p>
              </text:list-item>
              <text:list-item>
                <text:p>See example (<text:span text:style-name="T1">is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Ext.i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The most common use of <text:span text:style-name="T1">Ext.is</text:span> is to send this information to the server side so that the server will send you the right application version.</text:p>
              </text:list-item>
              <text:list-item>
                <text:p>Since you will probably have to redo the UI for each screen size then this info will allow you to select the right version.</text:p>
              </text:list-item>
              <text:list-item>
                <text:p>Most companies will usually develop three applications: phone, pad and deskt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Js and <text:span text:style-name="T1">alert()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alert()</text:span> should rarely be used by JavaScript developers.</text:p>
              </text:list-item>
              <text:list-item>
                <text:p>It is modal, native, has very unattractive look and feel and certainly does not blend in well with your ExtJs applications look and feel.</text:p>
              </text:list-item>
              <text:list-item>
                <text:p>In addition if you leave it in your code (by mistake after a debugging session for instance) then your user is in for a nasty surpr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Js and <text:span text:style-name="T1">alert()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s a result ExtJs replaces the native <text:span text:style-name="T1">alert()</text:span> function with a nice ExtJs type modal dialog on browsers it can (Firefox for instance).</text:p>
              </text:list-item>
              <text:list-item>
                <text:p>On browsers it cannot it simply removes the function and you will get exceptions for trying to access it (chrome for instance).</text:p>
              </text:list-item>
              <text:list-item>
                <text:p>Conclusion: use ExtJs dialogs instead, if at all, (will be explained later). Even better: use <text:span text:style-name="T1">console.*</text:span> functions for debug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Ext.support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s there to help you find if your browser supports a certain feature.</text:p>
              </text:list-item>
              <text:list-item>
                <text:p>No need to <text:span text:style-name="T1">Ext.require</text:span> anything for it to work.</text:p>
              </text:list-item>
              <text:list-item>
                <text:p>This is part of the well known “test for feature and not for browser version” paradigm in JavaScript.</text:p>
              </text:list-item>
              <text:list-item>
                <text:p>This is very similar to what other toolkits (<text:span text:style-name="T1">DOJO, modernizr.js</text:span>) give you.</text:p>
              </text:list-item>
              <text:list-item>
                <text:p>See example (<text:span text:style-name="T1">supports.html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Ext.Version</text:span>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Is intended to help you cope with the ExtJs version.</text:p>
              </text:list-item>
              <text:list-item>
                <text:p>It is a JavaScript object with many methods.</text:p>
              </text:list-item>
              <text:list-item>
                <text:p>You can create one for any version you want.</text:p>
              </text:list-item>
              <text:list-item>
                <text:p>Then you can compare it to other versions.</text:p>
              </text:list-item>
              <text:list-item>
                <text:p>If you want the version of ExtJs you are using use <text:span text:style-name="T1">Ext.getVersion</text:span>() and you get an object of type <text:span text:style-name="T1">Ext.Version.</text:span></text:p>
              </text:list-item>
              <text:list-item>
                <text:p><text:span text:style-name="T2">See example (</text:span><text:span text:style-name="T1">version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04:03:32</meta:creation-date>
    <meta:editing-duration>PT2H9M10S</meta:editing-duration>
    <meta:editing-cycles>24</meta:editing-cycles>
    <dc:date>2012-05-16T06:15:11</dc:date>
    <meta:generator>LibreOffice/3.5$Linux_x86 LibreOffice_project/350m1$Build-2</meta:generator>
    <meta:document-statistic meta:object-count="64"/>
  </office:meta>
</office:document-meta>
</file>